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 15. - Metodologías Ágiles. Grupo B.</text:p>
      <text:p text:style-name="P3"/>
      <text:p text:style-name="P3">Localiza y describe otras metodologías ágiles aparte de XP y SCRUM.</text:p>
      <text:p text:style-name="P3"/>
      <text:p text:style-name="P5"/>
      <text:p text:style-name="P5">SCRUM</text:p>
      <text:p text:style-name="P6"/>
      <text:p text:style-name="P6">Se caracteriza por ser la “metodología del caos” que se basa en <text:span text:style-name="T1">una estructura de desarrollo que aumenta</text:span>, esto es, cualquier ciclo de desarrollo del producto y/o servicio se <text:span text:style-name="T1">divide en pequeños</text:span> <text:span text:style-name="T1">proyectos</text:span>, estructurados en <text:span text:style-name="T1">distintas etapas</text:span>: <text:span text:style-name="T1">análisis</text:span>, <text:span text:style-name="T1">desarrollo</text:span> y <text:span text:style-name="T1">testing</text:span>.</text:p>
      <text:p text:style-name="P6"/>
      <text:p text:style-name="P6">En la etapa de <text:span text:style-name="T1">desarrollo </text:span>encontramos lo que se conoce como interacciones del proceso o <text:span text:style-name="T1">Sprint, </text:span></text:p>
      <text:p text:style-name="P6">es decir, entregas regulares y parciales del producto final.</text:p>
      <text:p text:style-name="P6"/>
      <text:p text:style-name="P6">Está diseñado para equipos de 3 a 9 miembros.</text:p>
      <text:p text:style-name="P6"/>
      <text:p text:style-name="P6">Scrum, permite abordar <text:span text:style-name="T1">proyectos complejos</text:span> que demandan una <text:span text:style-name="T1">flexibilidad y rapidez</text:span> a la hora de ejecutar los resultados. </text:p>
      <text:p text:style-name="P6"/>
      <text:p text:style-name="P6">La estrategia está orientada a <text:span text:style-name="T1">gestionar y normalizar los errores</text:span> que se puedan producir en desarrollos demasiado largos, a través de, reuniones frecuentes para asegurar el cumplimiento de los objetivos establecidos.</text:p>
      <text:p text:style-name="P6"/>
      <text:p text:style-name="P6">Los aspectos clave por los que se mueve el Scrum son: <text:span text:style-name="T1">innovación</text:span>, <text:span text:style-name="T1">flexibilidad</text:span>, <text:span text:style-name="T1">competitividad</text:span> y <text:span text:style-name="T1">productividad</text:span>.</text:p>
      <text:p text:style-name="P5"/>
      <text:p text:style-name="P5"/>
      <text:p text:style-name="P5"/>
      <text:p text:style-name="P5">XP</text:p>
      <text:p text:style-name="P5"/>
      <text:p text:style-name="P6">Esta metodología es muy útil para <text:span text:style-name="T1">startups o empresas </text:span>que están en <text:span text:style-name="T1">proceso de consolidación</text:span>, puesto que su principal objetivo es <text:span text:style-name="T1">ayudar </text:span>en las<text:span text:style-name="T1"> relaciones entre empleados y clientes</text:span>.</text:p>
      <text:p text:style-name="P6"/>
      <text:p text:style-name="P6">La clave del éxito <text:span text:style-name="T1">es potenciar las relaciones personales</text:span>, a través del <text:span text:style-name="T1">trabajo en equipo</text:span>, <text:span text:style-name="T1">fomentando la comunicación</text:span> y <text:span text:style-name="T1">eliminando los tiempos muertos</text:span>.</text:p>
      <text:p text:style-name="P1"/>
      <text:p text:style-name="P1">Los elementos fundamentales son:</text:p>
      <text:list xml:id="list9013126943131325151" text:style-name="L1">
        <text:list-item>
          <text:p text:style-name="P7">La <text:span text:style-name="T1">programación </text:span>en parejas para mejorar la revisión del código.</text:p>
        </text:list-item>
        <text:list-item>
          <text:p text:style-name="P7">Crear <text:span text:style-name="T1">pruebas unitarias</text:span> de todo el código.</text:p>
        </text:list-item>
        <text:list-item>
          <text:p text:style-name="P7"><text:span text:style-name="T1">Evitar la programación</text:span> de funcionalidades hasta que <text:span text:style-name="T1">no son necesarias.</text:span></text:p>
        </text:list-item>
        <text:list-item>
          <text:p text:style-name="P7">Una <text:span text:style-name="T1">estructura</text:span> de <text:span text:style-name="T1">gestión plana </text:span>(sin jerarquías).</text:p>
        </text:list-item>
        <text:list-item>
          <text:p text:style-name="P7"><text:span text:style-name="T1">Simplicidad </text:span>y <text:span text:style-name="T1">claridad</text:span> en la codificación.</text:p>
        </text:list-item>
        <text:list-item>
          <text:p text:style-name="P7">Esperar <text:span text:style-name="T1">cambios</text:span> en los <text:span text:style-name="T1">requisitos del cliente</text:span> conforme pasa el tiempo y es más consciente de los problemas y <text:span text:style-name="T1">comunicación frecuente </text:span>con el <text:span text:style-name="T1">cliente </text:span>y entre los <text:span text:style-name="T1">desarrolladores</text:span>.</text:p>
        </text:list-item>
      </text:list>
      <text:p text:style-name="P6"/>
      <text:p text:style-name="P6"/>
      <text:p text:style-name="P6"/>
      <text:p text:style-name="P6"/>
      <text:p text:style-name="P5"><text:soft-page-break/></text:p>
      <text:p text:style-name="P5">KANBAN</text:p>
      <text:p text:style-name="P3"/>
      <text:p text:style-name="P3">Es una palabra japonesa que significa “tarjetas visuales” (<text:span text:style-name="T1">kan </text:span>significa visual, y <text:span text:style-name="T1">ban </text:span>tarjeta). Esta técnica se creó en Toyota , y se utiliza para controlar el avance del trabajo, en el contexto de una línea de producción.</text:p>
      <text:p text:style-name="P3"/>
      <text:p text:style-name="P3">Actualmente está siendo <text:span text:style-name="T1">aplicado en el gestión de proyectos software.</text:span></text:p>
      <text:p text:style-name="P4"/>
      <text:p text:style-name="P3">Es la técnica mas empleada actualmente para regular un flujo de avance continuo en proyectos TIC.</text:p>
      <text:p text:style-name="P3"/>
      <text:p text:style-name="P4"/>
      <text:p text:style-name="P5"/>
      <text:p text:style-name="P5">LEAN</text:p>
      <text:p text:style-name="P4"/>
      <text:p text:style-name="P3">Es considerada tanto una metodología de trabajo como una filosofía centrada en <text:span text:style-name="T1">maximizar el valor del cliente y minimizar el desperdicio</text:span>. </text:p>
      <text:p text:style-name="P3"/>
      <text:p text:style-name="P3">Este traducido a los procesos de fabricación “pull” significa en producir solo lo necesario y en el momento adecuado. Se generan bajos costes por inventarios, y un riesgo bajo por obsolescencia del producto.</text:p>
      <text:p text:style-name="P3"/>
      <text:p text:style-name="P3">Cabe destacar que en el caso de las metodologías ágiles no siempre hay que decantarse por una u otra, sino que se pueden combinar entre sí. </text:p>
      <text:p text:style-name="P3"/>
      <text:p text:style-name="P3"/>
      <text:p text:style-name="P5">DESIGN SPRINT</text:p>
      <text:p text:style-name="P6"/>
      <text:p text:style-name="P6">Esta metodología de Google que está favoreciendo a los perfiles profesionales del mundo agile.</text:p>
      <text:p text:style-name="P6"/>
      <text:p text:style-name="P6">Se trata de un proceso que dura 5 días en el que negocio tiene que resolver todas las cuestiones relacionadas con diseño, prototipo, testeo de clientes.</text:p>
      <text:p text:style-name="P6"/>
      <text:p text:style-name="P6">La idea es que el trabajo se elabora en etapas de <text:span text:style-name="T2">sprints </text:span><text:span text:style-name="T3">en las que meses de trabajo se pueden reducir en pocas semanas, en vez de esperar a lanzar un producto para entender si la idea es buena, el prototipo proporciona antes la información para evitar posibles errores.</text:span></text:p>
      <text:p text:style-name="P10"/>
      <text:p text:style-name="P10"/>
      <text:p text:style-name="P11">AGILE INCEPTION</text:p>
      <text:p text:style-name="P10"/>
      <text:p text:style-name="P5"><text:span text:style-name="T4">Son una serie de </text:span><text:span text:style-name="T5">dinámicas</text:span><text:span text:style-name="T4"> que tratan de </text:span><text:span text:style-name="T5">establecer unos objetivos y fundamentos</text:span><text:span text:style-name="T4"> el iniciar un </text:span><text:span text:style-name="T5">proyecto</text:span><text:span text:style-name="T4">. </text:span></text:p>
      <text:p text:style-name="P10"/>
      <text:p text:style-name="P5"><text:span text:style-name="T4">Entre ellas nos encontramos el </text:span><text:span text:style-name="T5">inception deck</text:span><text:span text:style-name="T4">, y nos sirve para </text:span><text:span text:style-name="T5">establecer las bases del proyecto</text:span><text:span text:style-name="T4"> de manera que </text:span><text:span text:style-name="T5">se centra en los diferentes aspectos</text:span><text:span text:style-name="T4"> mediante dinámicas donde cada miembro del proyecto juega un papel destacado, desde el cliente al equipo comercial. </text:span></text:p>
      <text:p text:style-name="P10"/>
      <text:p text:style-name="P10">Nos ofrece diferentes perspectivas sobre las cuestiones fundamentales de un proyecto y se detectan las diferencias de percepción antes de que sea demasiado tarde.</text:p>
      <text:p text:style-name="P10"/>
      <text:p text:style-name="P10">Identificar riesgos del proyecto, de forma que podremos considerar la viabilidad de este proyecto. según el mo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19-11-21T18:40:29</meta:creation-date>
    <dc:date>2019-11-21T20:48:32</dc:date>
    <dc:creator>Benito Jódar Álvarez</dc:creator>
    <meta:editing-duration>PT15M42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2" meta:paragraph-count="37" meta:word-count="629" meta:character-count="3925"/>
  </office:meta>
</office:document-meta>
</file>